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c8516" officeooo:paragraph-rsid="000c8516"/>
    </style:style>
    <style:style style:name="P2" style:family="paragraph" style:parent-style-name="Preformatted_20_Text">
      <style:text-properties officeooo:rsid="000c8516" officeooo:paragraph-rsid="000c8516"/>
    </style:style>
    <style:style style:name="P3" style:family="paragraph" style:parent-style-name="Preformatted_20_Text">
      <style:text-properties officeooo:rsid="000c9a9c" officeooo:paragraph-rsid="000c9a9c"/>
    </style:style>
    <style:style style:name="P4" style:family="paragraph" style:parent-style-name="Preformatted_20_Text">
      <style:text-properties officeooo:rsid="000d5c5a" officeooo:paragraph-rsid="000d5c5a"/>
    </style:style>
    <style:style style:name="P5" style:family="paragraph" style:parent-style-name="Preformatted_20_Text">
      <style:text-properties fo:font-weight="bold" officeooo:rsid="000e68a2" officeooo:paragraph-rsid="000e68a2" style:font-weight-asian="bold" style:font-weight-complex="bold"/>
    </style:style>
    <style:style style:name="P6" style:family="paragraph" style:parent-style-name="Preformatted_20_Text">
      <style:text-properties fo:font-style="normal" fo:font-weight="bold" officeooo:rsid="000f9017" officeooo:paragraph-rsid="000f9017" style:font-style-asian="normal" style:font-weight-asian="bold" style:font-style-complex="normal" style:font-weight-complex="bold"/>
    </style:style>
    <style:style style:name="P7" style:family="paragraph" style:parent-style-name="Preformatted_20_Text">
      <style:text-properties fo:font-style="normal" fo:font-weight="bold" officeooo:rsid="000fb859" officeooo:paragraph-rsid="000fb859" style:font-style-asian="normal" style:font-weight-asian="bold" style:font-style-complex="normal" style:font-weight-complex="bold"/>
    </style:style>
    <style:style style:name="P8" style:family="paragraph" style:parent-style-name="Preformatted_20_Text">
      <style:text-properties fo:font-style="normal" fo:font-weight="bold" officeooo:rsid="001198dd" officeooo:paragraph-rsid="001198dd" style:font-style-asian="normal" style:font-weight-asian="bold" style:font-style-complex="normal" style:font-weight-complex="bold"/>
    </style:style>
    <style:style style:name="T1" style:family="text">
      <style:text-properties officeooo:rsid="000ca3a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2fa6" style:font-weight-asian="normal" style:font-weight-complex="normal"/>
    </style:style>
    <style:style style:name="T4" style:family="text">
      <style:text-properties fo:font-weight="normal" officeooo:rsid="001250c5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250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mple of algorithm: integer multiplication</text:p>
      <text:p text:style-name="P1"/>
      <text:p text:style-name="P1">Complexity: number of basic operations as being a function of the quantity of data inputed</text:p>
      <text:p text:style-name="P1"/>
      <text:p text:style-name="P3">Merge Sort</text:p>
      <text:p text:style-name="P3"># *args tells python numbers is a list of params variable in size: </text:p>
      <text:p text:style-name="P3"># mergesort(1,2,32), or writeDown(words, **kwargs) writeDown(drug ="Coca", drink = "Cola") </text:p>
      <text:p text:style-name="P3"/>
      <text:p text:style-name="P3">- <text:span text:style-name="T1">cut the array in half</text:span></text:p>
      <text:p text:style-name="P3">- <text:span text:style-name="T1">do the recursion</text:span></text:p>
      <text:p text:style-name="P3">- <text:span text:style-name="T1">merge the two sorted arrays</text:span></text:p>
      <text:p text:style-name="P3"/>
      <text:p text:style-name="P4">Using while i&lt;length:</text:p>
      <text:p text:style-name="P4"><text:tab/>to make a 'for(i&lt;length,i++)' loop</text:p>
      <text:p text:style-name="P4"/>
      <text:p text:style-name="P5">Claim<text:span text:style-name="T2"> the upshot complexity of merge sort is 6n*log(n)+6n operations.</text:span></text:p>
      <text:p text:style-name="P5"><text:span text:style-name="T2">Proof by </text:span><text:span text:style-name="T5">recursion tree</text:span></text:p>
      <text:p text:style-name="P5"><text:span text:style-name="T5"/></text:p>
      <text:p text:style-name="P6">Fast algorithm<text:span text:style-name="T2"> an algorithm is deemed fast when the worst case running time grows slowly with input size.</text:span></text:p>
      <text:p text:style-name="P6"><text:span text:style-name="T2"/></text:p>
      <text:p text:style-name="P7">“Holy Grail” <text:span text:style-name="T2">We are aiming for a linear time complexity, </text:span><text:span text:style-name="T3">but it's not always possible</text:span></text:p>
      <text:p text:style-name="P7"><text:span text:style-name="T3"/></text:p>
      <text:p text:style-name="P8"><text:span text:style-name="T7">Big-Oh </text:span><text:span text:style-name="T4">t(n) = O(f(n)) means that eventually, given a high enough constant multiplier, t(n) will be bounded above by f(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4:17:42.900549437</dc:date>
    <meta:editing-duration>PT10H47M6S</meta:editing-duration>
    <meta:editing-cycles>9</meta:editing-cycles>
    <meta:generator>LibreOffice/4.4.5.2$Linux_X86_64 LibreOffice_project/40m0$Build-2</meta:generator>
    <meta:document-statistic meta:table-count="0" meta:image-count="0" meta:object-count="0" meta:page-count="1" meta:paragraph-count="15" meta:word-count="136" meta:character-count="830" meta:non-whitespace-character-count="706"/>
  </office:meta>
</office:document-meta>
</file>